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, Arial"/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15.748cm"/>
    </style:style>
    <style:style style:name="co3" style:family="table-column">
      <style:table-column-properties fo:break-before="auto" style:column-width="6.699cm"/>
    </style:style>
    <style:style style:name="co4" style:family="table-column">
      <style:table-column-properties fo:break-before="auto" style:column-width="5.7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ans-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sans-serif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.No </text:p>
          </table:table-cell>
          <table:table-cell office:value-type="string" calcext:value-type="string">
            <text:p>Scenario / Object to be recognized </text:p>
          </table:table-cell>
          <table:table-cell office:value-type="string" calcext:value-type="string">
            <text:p>CSS Path</text:p>
          </table:table-cell>
          <table:table-cell office:value-type="string" calcext:value-type="string">
            <text:p>X Path</text:p>
          </table:table-cell>
        </table:table-row>
        <table:table-row table:style-name="ro1">
          <table:table-cell office:value-type="string" calcext:value-type="string">
            <text:p>Account Login</text:p>
          </table:table-cell>
          <table:table-cell office:value-type="string" calcext:value-type="string">
            <text:p>Email Address Text Box </text:p>
          </table:table-cell>
          <table:table-cell office:value-type="string" calcext:value-type="string">
            <text:p>Input[id="input-email"]</text:p>
          </table:table-cell>
          <table:table-cell office:value-type="string" calcext:value-type="string">
            <text:p>Input[@id="input-email"]</text:p>
          </table:table-cell>
        </table:table-row>
        <table:table-row table:style-name="ro1">
          <table:table-cell/>
          <table:table-cell office:value-type="string" calcext:value-type="string">
            <text:p>Email Address Label </text:p>
          </table:table-cell>
          <table:table-cell office:value-type="string" calcext:value-type="string">
            <text:p>label[for="input-email"]</text:p>
          </table:table-cell>
          <table:table-cell office:value-type="string" calcext:value-type="string">
            <text:p>label[@for="input-email"]</text:p>
          </table:table-cell>
        </table:table-row>
        <table:table-row table:style-name="ro1">
          <table:table-cell/>
          <table:table-cell office:value-type="string" calcext:value-type="string">
            <text:p>Login button </text:p>
          </table:table-cell>
          <table:table-cell office:value-type="string" calcext:value-type="string">
            <text:p>input[value="Login"]</text:p>
          </table:table-cell>
          <table:table-cell office:value-type="string" calcext:value-type="string">
            <text:p>input[@value="Login"]</text:p>
          </table:table-cell>
        </table:table-row>
        <table:table-row table:style-name="ro2">
          <table:table-cell/>
          <table:table-cell office:value-type="string" calcext:value-type="string">
            <text:p>Both Login links (one on the header and the another on the right pane)</text:p>
          </table:table-cell>
          <table:table-cell office:value-type="string" calcext:value-type="string">
            <text:p>a[href="<text:a xlink:href="https://demo.opencart.com/index.php?route=account/login" xlink:type="simple">https://demo.opencart.com/index.php?route=account/login</text:a>"]</text:p>
          </table:table-cell>
          <table:table-cell office:value-type="string" calcext:value-type="string">
            <text:p>a[@href="<text:a xlink:href="https://demo.opencart.com/index.php?route=account/login" xlink:type="simple">https://demo.opencart.com/index.php?route=account/login</text:a>"]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My Account (After Login)</text:p>
          </table:table-cell>
          <table:table-cell office:value-type="string" calcext:value-type="string">
            <text:p>Both Logout links(one on the header and another on the right pane) </text:p>
          </table:table-cell>
          <table:table-cell office:value-type="string" calcext:value-type="string">
            <text:p>a[href="<text:a xlink:href="https://demo.opencart.com/index.php?route=account/logout" xlink:type="simple">https://demo.opencart.com/index.php?route=account/logout</text:a>"]</text:p>
          </table:table-cell>
          <table:table-cell office:value-type="string" calcext:value-type="string">
            <text:p>a[@href="<text:a xlink:href="https://demo.opencart.com/index.php?route=account/logout" xlink:type="simple">https://demo.opencart.com/index.php?route=account/logout</text:a>"]</text:p>
          </table:table-cell>
        </table:table-row>
        <table:table-row table:style-name="ro2">
          <table:table-cell/>
          <table:table-cell office:value-type="string" calcext:value-type="string">
            <text:p>Edit your account information link. </text:p>
          </table:table-cell>
          <table:table-cell office:value-type="string" calcext:value-type="string">
            <text:p>a[href="<text:a xlink:href="https://demo.opencart.com/index.php?route=account/edit" xlink:type="simple">https://demo.opencart.com/index.php?route=account/edit</text:a>"]</text:p>
          </table:table-cell>
          <table:table-cell office:value-type="string" calcext:value-type="string">
            <text:p>a[@href="<text:a xlink:href="https://demo.opencart.com/index.php?route=account/edit" xlink:type="simple">https://demo.opencart.com/index.php?route=account/edit</text:a>"]</text:p>
          </table:table-cell>
        </table:table-row>
        <table:table-row table:style-name="ro2">
          <table:table-cell/>
          <table:table-cell office:value-type="string" calcext:value-type="string">
            <text:p>Modify your address book entries link. </text:p>
          </table:table-cell>
          <table:table-cell office:value-type="string" calcext:value-type="string">
            <text:p>a[href="<text:a xlink:href="https://demo.opencart.com/index.php?route=account/address/edit&amp;address_id=13929" xlink:type="simple">https://demo.opencart.com/index.php?route=account/address/edit&amp;address_id=13929</text:a>"]</text:p>
          </table:table-cell>
          <table:table-cell office:value-type="string" calcext:value-type="string">
            <text:p>a[@href="<text:a xlink:href="https://demo.opencart.com/index.php?route=account/address/edit&amp;address_id=13929" xlink:type="simple">https://demo.opencart.com/index.php?route=account/address/edit&amp;address_id=13929</text:a>"]</text:p>
          </table:table-cell>
        </table:table-row>
        <table:table-row table:style-name="ro2">
          <table:table-cell/>
          <table:table-cell office:value-type="string" calcext:value-type="string">
            <text:p>Subscribe / unsubscribe to newsletter link </text:p>
          </table:table-cell>
          <table:table-cell office:value-type="string" calcext:value-type="string">
            <text:p>a[href="<text:a xlink:href="https://demo.opencart.com/index.php?route=account/newsletter" xlink:type="simple">https://demo.opencart.com/index.php?route=account/newsletter</text:a>"]</text:p>
          </table:table-cell>
          <table:table-cell office:value-type="string" calcext:value-type="string">
            <text:p>a[@href="<text:a xlink:href="https://demo.opencart.com/index.php?route=account/newsletter" xlink:type="simple">https://demo.opencart.com/index.php?route=account/newsletter</text:a>"]</text:p>
          </table:table-cell>
        </table:table-row>
        <table:table-row table:style-name="ro1">
          <table:table-cell/>
          <table:table-cell office:value-type="string" calcext:value-type="string">
            <text:p>Three Currency icon(Dollar, Euro, Pound sterling)</text:p>
          </table:table-cell>
          <table:table-cell office:value-type="string" calcext:value-type="string">
            <text:p>button[class="currency-select btn btn-link btn-block"]</text:p>
          </table:table-cell>
          <table:table-cell office:value-type="string" calcext:value-type="string">
            <text:p>button[@class="currency-select btn btn-link btn-block"]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, Arial"/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23:06:02.339659299</meta:creation-date>
    <dc:date>2020-11-20T23:37:32.938285920</dc:date>
    <meta:editing-duration>PT9M20S</meta:editing-duration>
    <meta:editing-cycles>1</meta:editing-cycles>
    <meta:document-statistic meta:table-count="1" meta:cell-count="33" meta:object-count="0"/>
    <meta:generator>LibreOffice/6.4.6.2$Linux_X86_64 LibreOffice_project/40$Build-2</meta:generator>
  </office:meta>
</office:document-meta>
</file>